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6b1c6" officeooo:paragraph-rsid="0016b1c6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6b1c6" officeooo:paragraph-rsid="0017faa5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7faa5" officeooo:paragraph-rsid="0017faa5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7faa5" officeooo:paragraph-rsid="0019ee3d" style:font-weight-asian="normal" style:font-weight-complex="normal"/>
    </style:style>
    <style:style style:name="P7" style:family="paragraph" style:parent-style-name="Standard" style:list-style-name="L2"/>
    <style:style style:name="P8" style:family="paragraph" style:parent-style-name="Standard" style:list-style-name="L3"/>
    <style:style style:name="T1" style:family="text">
      <style:text-properties officeooo:rsid="0019ee3d"/>
    </style:style>
    <style:style style:name="T2" style:family="text">
      <style:text-properties officeooo:rsid="001b96f9"/>
    </style:style>
    <style:style style:name="T3" style:family="text">
      <style:text-properties officeooo:rsid="001c535b"/>
    </style:style>
    <style:style style:name="T4" style:family="text">
      <style:text-properties officeooo:rsid="001d9a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MD—Universal Media Database</text:p>
      <text:p text:style-name="P3"/>
      <text:p text:style-name="P2">Basic Features:</text:p>
      <text:p text:style-name="P2"/>
      <text:list xml:id="list8827140625123537115" text:style-name="L1">
        <text:list-item>
          <text:p text:style-name="P4">Add movies, tv shows, games, music, books, <text:span text:style-name="T4">and</text:span> <text:span text:style-name="T2">images</text:span> <text:span text:style-name="T3">t</text:span>o a private list and/or to the public database (private list option for quality control).</text:p>
        </text:list-item>
        <text:list-item>
          <text:p text:style-name="P4">Entries in the public database can be added to anyone's list and can be edited by registered users (like an open encyclopedia).</text:p>
        </text:list-item>
        <text:list-item>
          <text:p text:style-name="P4">Add ratings and other personalized searchable/sortable tags; e.g. status, date started, date finished.</text:p>
        </text:list-item>
        <text:list-item>
          <text:p text:style-name="P4">Write reviews for any item (either your own item or something on the public database).</text:p>
        </text:list-item>
        <text:list-item>
          <text:p text:style-name="P4">All user ratings are compiled, averaged and displayed for each item in the public database.</text:p>
        </text:list-item>
        <text:list-item>
          <text:p text:style-name="P4">Reviews for an item will also be attached to the item's entry in the public database.</text:p>
        </text:list-item>
        <text:list-item>
          <text:p text:style-name="P4">Automatically generated top lists based on average user rating.</text:p>
        </text:list-item>
        <text:list-item>
          <text:p text:style-name="P4">Ability for users to create themed lists or general top lists—including lists of mixed media (e.g. 'best psychological' could contain psychological movies, games, books and music).</text:p>
        </text:list-item>
        <text:list-item>
          <text:p text:style-name="P5">Master List</text:p>
        </text:list-item>
        <text:list-item>
          <text:p text:style-name="P6">Ability to view, search, and sort <text:span text:style-name="T1">lists</text:span></text:p>
        </text:list-item>
      </text:list>
      <text:p text:style-name="P1"/>
      <text:p text:style-name="P1">Core Features:</text:p>
      <text:p text:style-name="P3"/>
      <text:list xml:id="list8388723221444784143" text:style-name="L2">
        <text:list-item>
          <text:p text:style-name="P7">Add any kind of media (movies, tv shows, games, music, books, art, ect.) to a private list and/or to the public database (private list option for quality control).</text:p>
        </text:list-item>
        <text:list-item>
          <text:p text:style-name="P7">Entries in the public database can be added to anyone's list and can be edited by registered users (like an open encyclopedia).</text:p>
        </text:list-item>
        <text:list-item>
          <text:p text:style-name="P7">Search for and get metadata for an entry automatically using APIs such as Rotten Tomatoes and Musicbrainz.</text:p>
        </text:list-item>
        <text:list-item>
          <text:p text:style-name="P7">Add ratings and other personalized searchable/sortable tags; e.g. status, date started, date finished.</text:p>
        </text:list-item>
        <text:list-item>
          <text:p text:style-name="P7">Write reviews for any item (either your own item or something on the public database).</text:p>
        </text:list-item>
        <text:list-item>
          <text:p text:style-name="P7">All user ratings are compiled, averaged and displayed for each item in the public database.</text:p>
        </text:list-item>
        <text:list-item>
          <text:p text:style-name="P7">Reviews for an item will also be attached to the item's entry in the public database.</text:p>
        </text:list-item>
        <text:list-item>
          <text:p text:style-name="P7">Automatically generated top lists based on average user rating.</text:p>
        </text:list-item>
        <text:list-item>
          <text:p text:style-name="P7">Ability for users to create themed lists or general top lists—including lists of mixed media (e.g. 'best psychological' could contain psychological movies, games, books and music).</text:p>
        </text:list-item>
        <text:list-item>
          <text:p text:style-name="P7">Each user will have a profile and a searchable/sortable/filterable master list with all of their entries.</text:p>
        </text:list-item>
        <text:list-item>
          <text:p text:style-name="P7">Ability to view, search, and sort your own lists as well as others' lists and profiles.</text:p>
        </text:list-item>
        <text:list-item>
          <text:p text:style-name="P7">Ability to comment on lists, reviews and public database entries.</text:p>
        </text:list-item>
        <text:list-item>
          <text:p text:style-name="P7">Ability to share lists and reviews on social media.</text:p>
        </text:list-item>
      </text:list>
      <text:p text:style-name="Standard"/>
      <text:p text:style-name="P1">Stretch Goals:</text:p>
      <text:p text:style-name="P1"/>
      <text:list xml:id="list2160813528383968273" text:style-name="L3">
        <text:list-item>
          <text:p text:style-name="P8">Automatically add entries to the public database using the APIs of other databases.</text:p>
        </text:list-item>
        <text:list-item>
          <text:p text:style-name="P8">Ability to create profile pages for artists, writers, actors, directors, and etc... with links to all works and roles.</text:p>
        </text:list-item>
        <text:list-item>
          <text:p text:style-name="P8">Automatic recommendations based on the ratings of items in users' lists.</text:p>
        </text:list-item>
        <text:list-item>
          <text:p text:style-name="P8">User recommendations/comparative reviews (e.g. if you liked 'x', you'll probably like 'y', and here's why).</text:p>
        </text:list-item>
        <text:list-item>
          <text:p text:style-name="P8"><text:soft-page-break/>Private messaging and email notifications.</text:p>
        </text:list-item>
        <text:list-item>
          <text:p text:style-name="P8">Episode/chapter discussions.</text:p>
        </text:list-item>
        <text:list-item>
          <text:p text:style-name="P8">Full discussion boar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09:56:27.24</meta:creation-date>
    <dc:date>2016-01-24T01:48:28.119000000</dc:date>
    <meta:editing-duration>PT5H33M2S</meta:editing-duration>
    <meta:editing-cycles>73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34" meta:word-count="471" meta:character-count="2812" meta:non-whitespace-character-count="2408"/>
  </office:meta>
</office:document-meta>
</file>